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1ad9" officeooo:paragraph-rsid="000b1ad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1ad9" officeooo:paragraph-rsid="000b1ad9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1ad9" officeooo:paragraph-rsid="000b80c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b80cc" officeooo:paragraph-rsid="000b80c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b1ad9" officeooo:paragraph-rsid="000b1ad9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b80cc" officeooo:paragraph-rsid="000b80cc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b1ad9" officeooo:paragraph-rsid="000b1ad9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b80cc" officeooo:paragraph-rsid="000b80cc" style:font-weight-asian="normal" style:font-weight-complex="normal"/>
    </style:style>
    <style:style style:name="P9" style:family="paragraph" style:parent-style-name="Standard">
      <style:text-properties style:text-underline-style="none" fo:font-weight="bold" officeooo:rsid="000b1ad9" officeooo:paragraph-rsid="000b1ad9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0b80cc" officeooo:paragraph-rsid="000b80cc" style:font-weight-asian="bold" style:font-weight-complex="bold"/>
    </style:style>
    <style:style style:name="P11" style:family="paragraph" style:parent-style-name="Standard">
      <style:text-properties fo:font-weight="normal" officeooo:rsid="000bf5a1" officeooo:paragraph-rsid="000bf5a1" style:font-weight-asian="normal" style:font-weight-complex="normal"/>
    </style:style>
    <style:style style:name="P12" style:family="paragraph" style:parent-style-name="Header">
      <style:text-properties officeooo:rsid="000b99f2" officeooo:paragraph-rsid="000bf5a1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0b80cc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zrada projektnog zadatka sa zaduženjima članova tima</text:p>
      <text:p text:style-name="P1"/>
      <text:p text:style-name="P11">Za implementaciju 3D labirint igre razvit ćemo navedene strukture i funkcije koje će kako je naznačeno biti smještene u sljedeće fajlove:</text:p>
      <text:p text:style-name="P1"/>
      <text:p text:style-name="P2">Block.h:<text:span text:style-name="T1"> [Feđa – termin 2]</text:span></text:p>
      <text:p text:style-name="P7">// Struktura bloka</text:p>
      <text:p text:style-name="P9">struct _Block{ };<text:span text:style-name="T6"> i</text:span><text:span text:style-name="T5"> njen konstruktor </text:span></text:p>
      <text:p text:style-name="P7">// Varijabla za definisanje da li je zid ili staza</text:p>
      <text:p text:style-name="P7">// Pokazivač na teksturu – jer nema razloga da trošimo memoriju svaki put kad incijaliziramo novi blok ako se vecina tekstura ponovno koristiti.</text:p>
      <text:p text:style-name="P9"/>
      <text:p text:style-name="P2">Color.h:<text:span text:style-name="T1"> [Feđa – termin 2]</text:span></text:p>
      <text:p text:style-name="P7">// Struktura za boje</text:p>
      <text:p text:style-name="P9">struct _Color{};<text:span text:style-name="T6"> i njen konstruktor</text:span></text:p>
      <text:p text:style-name="P9"><text:span text:style-name="T6">// Baggood displej ima 18-bitni color space. Svaka komponenta (R, G, B) je definisana sa 6 bita</text:span></text:p>
      <text:p text:style-name="P9"><text:span text:style-name="T6">// stoga koristimo char za smještanje vrijednosti. Dva najznačajnija bita ćemo ignorisati.</text:span></text:p>
      <text:p text:style-name="P2"><text:span text:style-name="T1"/></text:p>
      <text:p text:style-name="P2">Definitions.h:<text:span text:style-name="T1"> [Amer – termin 2]</text:span></text:p>
      <text:p text:style-name="P7">// Enumeracija pravca</text:p>
      <text:p text:style-name="P9">enum _Direction {};</text:p>
      <text:p text:style-name="P7">// Koristimo char za istinitosne vrijednosti jer se ne isplati trošiti resurse na int ili short</text:p>
      <text:p text:style-name="P2"><text:span text:style-name="T1"/></text:p>
      <text:p text:style-name="P3">Game.h:<text:span text:style-name="T1"> [Feđa – termin 2]</text:span></text:p>
      <text:p text:style-name="P2"><text:span text:style-name="T2">// Sturktura za igrača</text:span></text:p>
      <text:p text:style-name="P2"><text:span text:style-name="T1">struct _Player {};</text:span><text:span text:style-name="T2"> i njen konstruktor</text:span></text:p>
      <text:p text:style-name="P2"><text:span text:style-name="T2">// Definira poziciju igrača u labirintu</text:span></text:p>
      <text:p text:style-name="P2"><text:span text:style-name="T2">// njegovu trenutnu poziciju unutar bloka</text:span></text:p>
      <text:p text:style-name="P2"><text:span text:style-name="T2">// te smjer u kojem igrac gleda (0-360)</text:span></text:p>
      <text:p text:style-name="P2"/>
      <text:p text:style-name="P2"><text:span text:style-name="T2">// Struktura za igru</text:span></text:p>
      <text:p text:style-name="P2"><text:span text:style-name="T1">struct _Game {}; </text:span><text:span text:style-name="T2"><text:s/>i njen konstruktor</text:span></text:p>
      <text:p text:style-name="P2"><text:span text:style-name="T2">// Posjeduje informacije veličine pojedinačnog bloka</text:span></text:p>
      <text:p text:style-name="P2"><text:span text:style-name="T2">// Prati informaciju da li je igrač došao do kraja labirinta</text:span></text:p>
      <text:p text:style-name="P2"><text:span text:style-name="T2">// Informacije o igraču držimo u odvojenoj strukturi, pošto se one uvijek zajedno koriste</text:span></text:p>
      <text:p text:style-name="P2"><text:span text:style-name="T2"/></text:p>
      <text:p text:style-name="P3">Generator.h:<text:span text:style-name="T1"> [Amer – termin 2]</text:span></text:p>
      <text:p text:style-name="P8">// Generiše labirint uz pomoć recursive backtracker algoritma i smješta ga u Grid strukturu</text:p>
      <text:p text:style-name="P4"><text:span text:style-name="T1">Grid generateMaze(int height, int width);</text:span></text:p>
      <text:p text:style-name="P2"><text:span text:style-name="T1"/></text:p>
      <text:p text:style-name="P2">Graphics.h:<text:span text:style-name="T1"> [Amer – termin 2]</text:span></text:p>
      <text:p text:style-name="P5"><text:span text:style-name="T1">// </text:span><text:span text:style-name="T3">Renderuje trenutnu scenu na osnovu pozicije igrača u svijetu i izgleda labirinta</text:span></text:p>
      <text:p text:style-name="P4"><text:span text:style-name="T1">void renderScene(Game *game, int fieldOfView, int width);</text:span></text:p>
      <text:p text:style-name="P6"/>
      <text:p text:style-name="P6"><text:span text:style-name="T1">//Raycast vraća row-major koordinate tačke s kojom se sudario </text:span></text:p>
      <text:p text:style-name="P4"><text:span text:style-name="T1">int raycast(Grid *maze, Player *player, float angle);</text:span></text:p>
      <text:p text:style-name="P6"/>
      <text:p text:style-name="P6"/>
      <text:p text:style-name="P6"/>
      <text:p text:style-name="P6"><text:span text:style-name="T1"/></text:p>
      <text:p text:style-name="P2"><text:soft-page-break/>Grid.h:<text:span text:style-name="T1"> [Feđa – termin 2]</text:span></text:p>
      <text:p text:style-name="P5"><text:span text:style-name="T1">// </text:span><text:span text:style-name="T3">Struktura Grid-a</text:span></text:p>
      <text:p text:style-name="P6"><text:span text:style-name="T1">// Grid je osnovni koordinatni sistem koji određuje pozicije i karakteristike zidova ili manjka istih </text:span></text:p>
      <text:p text:style-name="P6"><text:span text:style-name="T4">struct _Grid{};</text:span></text:p>
      <text:p text:style-name="P6"><text:span text:style-name="T4"/></text:p>
      <text:p text:style-name="P2">Movement.h:<text:span text:style-name="T1"> [Amer – termin 2]</text:span></text:p>
      <text:p text:style-name="P5"><text:span text:style-name="T1">// </text:span><text:span text:style-name="T3">Uzima se vrijednost ulaznog uređaja I braća se koliko se treba pomjeriti po x i y koordinatama.</text:span></text:p>
      <text:p text:style-name="P4"><text:span text:style-name="T3">Movement getMovement();</text:span></text:p>
      <text:p text:style-name="P2">Stack.h:<text:span text:style-name="T1"> [Feđa – termin 2]</text:span></text:p>
      <text:p text:style-name="P5"><text:span text:style-name="T1">// </text:span><text:span text:style-name="T3">Definisanje strukture steka</text:span></text:p>
      <text:p text:style-name="P6"/>
      <text:p text:style-name="P6"><text:span text:style-name="T1">// Služi za postavljanje steka na odgovarajuću vrijednosti</text:span></text:p>
      <text:p text:style-name="P10">void stackInit(Stack *stack, int size);</text:p>
      <text:p text:style-name="P6"/>
      <text:p text:style-name="P6"><text:span text:style-name="T1">//Praktično destruktor, služi da oslobodimo memoriju nakon što završimo sa stekom</text:span></text:p>
      <text:p text:style-name="P10">void stackDestroy(Stack *stack);</text:p>
      <text:p text:style-name="P6"/>
      <text:p text:style-name="P6"><text:span text:style-name="T1">//Osnovne operacije sa stekom</text:span></text:p>
      <text:p text:style-name="P4"><text:span text:style-name="T1">void push(Stack *stack, int element);</text:span></text:p>
      <text:p text:style-name="P4"><text:span text:style-name="T1"></text:span></text:p>
      <text:p text:style-name="P4"><text:span text:style-name="T1">int pop(Stack *stack);</text:span></text:p>
      <text:p text:style-name="P4"><text:span text:style-name="T1"></text:span></text:p>
      <text:p text:style-name="P4"><text:span text:style-name="T1">int peek(Stack *stack);</text:span></text:p>
      <text:p text:style-name="P4"><text:span text:style-name="T1"></text:span></text:p>
      <text:p text:style-name="P4"><text:span text:style-name="T1">BOOL isEmpty(Stack *stack);</text:span></text:p>
      <text:p text:style-name="P6"><text:span text:style-name="T1"/></text:p>
      <text:p text:style-name="P2">Texture.h:<text:span text:style-name="T1"> [Amer – termin 2]</text:span></text:p>
      <text:p text:style-name="P5"><text:span text:style-name="T1">// </text:span><text:span text:style-name="T3">Definiše strukturu teksture</text:span></text:p>
      <text:p text:style-name="P5"><text:span text:style-name="T3">// Informacije o visini, širini u matričnoj reprezentaciji strukture</text:span></text:p>
      <text:p text:style-name="P4"><text:span text:style-name="T1">struct _Texture{};</text:span></text:p>
      <text:p text:style-name="P4"/>
      <text:p text:style-name="P6"><text:span text:style-name="T1">// Postavljanje teksture iz mape boja i njenih dimenzija</text:span></text:p>
      <text:p text:style-name="P4"><text:span text:style-name="T1">Texture setTexture(Color *colorMap, int height, int width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99f2" officeooo:paragraph-rsid="000bf5a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jektni zadatak A5: 3D Labirint <text:s text:c="40"/>Članovi tima: Amer Šurković, Feđa T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2:41:54.933231257</meta:creation-date>
    <dc:date>2016-05-20T13:15:14.640444480</dc:date>
    <meta:editing-duration>PT16M5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63" meta:word-count="426" meta:character-count="2902" meta:non-whitespace-character-count="2470"/>
  </office:meta>
</office:document-meta>
</file>